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"/>
    </style:style>
    <style:style style:name="ce107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91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85" style:family="table-cell" style:parent-style-name="Default">
      <style:table-cell-properties fo:background-color="#ffa6a6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1" fo:font-size="9pt" style:font-size-asian="9pt" style:font-size-complex="9pt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2" style:family="table-cell" style:parent-style-name="Default" style:data-style-name="N99">
      <style:map style:condition="cell-content()=1" style:apply-style-name="Bad" style:base-cell-address="'Rough - DCS FA18C'.N2"/>
    </style:style>
    <style:style style:name="ce133" style:family="table-cell" style:parent-style-name="Default">
      <style:map style:condition="cell-content()=0" style:apply-style-name="Bad" style:base-cell-address="'Rough - Elite Dangerous'.B2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1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map style:condition="cell-content()=0" style:apply-style-name="Bad" style:base-cell-address="'Scratch - Commands'.D3"/>
    </style:style>
    <style:style style:name="ce14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47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8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4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97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1171.0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81.4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51.0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51.0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1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13" table:formula="of:=AND(ISBLANK([.$E126]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35.87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41.4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520.66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73.47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75.0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27.8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54.2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6" draw:text-style-name="P2" svg:width="101.45pt" svg:height="95.27pt" svg:x="120.67pt" svg:y="4656.5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25.4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202.39pt" svg:height="76.28pt" svg:x="377.21pt" svg:y="5078.2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4.63pt" svg:height="128.86pt" svg:x="377.21pt" svg:y="5106.5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0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3:Commands.M114 Commands.M116:Commands.M117 Commands.M50:Commands.M55 Commands.M119:Commands.M120 Commands.M123:Commands.M123 Commands.M126:Commands.M126 Commands.M128:Commands.M130 Commands.D132:Commands.E134 Commands.M132:Commands.M134 Commands.D136:Commands.E137 Commands.M136:Commands.M137 Commands.D141:Commands.E142 Commands.M141:Commands.M142 Commands.E149:Commands.E149 Commands.D149:Commands.D149 Commands.M149:Commands.M149 Commands.D151:Commands.E151 Commands.M151:Commands.M151 Commands.D153:Commands.E154 Commands.M153:Commands.M154 Commands.D156:Commands.E156 Commands.M156:Commands.M156 Commands.D159:Commands.E161 Commands.M159:Commands.M161 Commands.D169:Commands.E169 Commands.M169:Commands.M169 Commands.D171:Commands.E171 Commands.M171:Commands.M171 Commands.D173:Commands.E173 Commands.M173:Commands.M173 Commands.D175:Commands.E175 Commands.M175:Commands.M175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3:Commands.E114 Commands.D116:Commands.E117 Commands.D50:Commands.E55 Commands.D119:Commands.E120 Commands.D122:Commands.E123 Commands.D126:Commands.E126 Commands.D128:Commands.E130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07:Commands.M107 Commands.D105:Commands.E107 Commands.M109:Commands.M111 Commands.D109:Commands.E111 Commands.M105:Commands.M106 Commands.D29:Commands.E30 Commands.M29:Commands.M30 Commands.M84:Commands.M103 Commands.D84:Commands.E103 Commands.D186:Commands.E186 Commands.M186:Commands.M186 Commands.D188:Commands.E188 Commands.M188:Commands.M188 Commands.D190:Commands.E190 Commands.M190:Commands.M190 Commands.M122:Commands.M122 Commands.D144:Commands.E144 Commands.M144:Commands.M144 Commands.D146:Commands.E146 Commands.M146:Commands.M146 Commands.D139:Commands.E139 Commands.M139:Commands.M139 Commands.E165:Commands.E165 Commands.M165:Commands.M165 Commands.D167:Commands.E167 Commands.M167:Commands.M167 Commands.D182:Commands.E182 Commands.M182:Commands.M182 Commands.D163:Commands.E163 Commands.M163:Commands.M163 Commands.E192:Commands.E200 Commands.M192:Commands.M200 Commands.D184:Commands.E184 Commands.M184:Commands.M184 Commands.M42:Commands.M48 Commands.D42:Commands.E4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91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1" table:formula="of:=AND(ISBLANK([.$C6]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HMD BRT/CW/Increase</text:p>
          </table:table-cell>
          <table:table-cell table:style-name="ce85"/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V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17" office:value-type="string" calcext:value-type="string">
            <text:p>T16KTR_<text:span text:style-name="T4">TH-X</text:span></text:p>
          </table:table-cell>
          <table:table-cell table:style-name="ce12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17" office:value-type="string" calcext:value-type="string">
            <text:p>T16KTR_<text:span text:style-name="T4">TH-Y</text:span></text:p>
          </table:table-cell>
          <table:table-cell table:style-name="ce12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85"/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12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office:value-type="string" calcext:value-type="string">
            <text:p>RWin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/Off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918.85pt" draw:caption-point-x="-17.29pt" draw:caption-point-y="48.02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6:'Rough - DCS FA18C'.C6 'Rough - DCS FA18C'.C8:'Rough - DCS FA18C'.C9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3" office:value-type="string" calcext:value-type="string">
            <text:p>L_ALT v</text:p>
          </table:table-cell>
          <table:table-cell table:style-name="ce1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6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8" table:formula="of:=AND(ISBLANK([.$C2]);NOT(ISBLANK([.$I2])))" office:value-type="boolean" office:boolean-value="false" calcext:value-type="boolean">
            <text:p>FALSE</text:p>
          </table:table-cell>
          <table:table-cell table:style-name="ce13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3" office:value-type="string" calcext:value-type="string">
            <text:p>R_ALT v</text:p>
          </table:table-cell>
          <table:table-cell table:style-name="ce1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6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8" table:formula="of:=AND(ISBLANK([.$C3]);NOT(ISBLANK([.$I3])))" office:value-type="boolean" office:boolean-value="false" calcext:value-type="boolean">
            <text:p>FALSE</text:p>
          </table:table-cell>
          <table:table-cell table:style-name="ce13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0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1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43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3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3"/>
          <table:table-cell table:number-columns-repeated="1022"/>
        </table:table-row>
        <table:table-row table:style-name="ro1">
          <table:table-cell table:style-name="ce143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3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3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3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3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7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2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9" table:formula="of:=AND(ISBLANK([.$E3]);NOT(ISBLANK([.$I3])))" office:value-type="boolean" office:boolean-value="false" calcext:value-type="boolean">
            <text:p>FALSE</text:p>
          </table:table-cell>
          <table:table-cell table:style-name="ce15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3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8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49" table:formula="of:=AND(ISBLANK([.$E4]);NOT(ISBLANK([.$I4])))" office:value-type="boolean" office:boolean-value="false" calcext:value-type="boolean">
            <text:p>FALSE</text:p>
          </table:table-cell>
          <table:table-cell table:style-name="ce15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8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49" table:formula="of:=AND(ISBLANK([.$E6]);NOT(ISBLANK([.$I6])))" office:value-type="boolean" office:boolean-value="false" calcext:value-type="boolean">
            <text:p>FALSE</text:p>
          </table:table-cell>
          <table:table-cell table:style-name="ce15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8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49" table:formula="of:=AND(ISBLANK([.$E7]);NOT(ISBLANK([.$I7])))" office:value-type="boolean" office:boolean-value="false" calcext:value-type="boolean">
            <text:p>FALSE</text:p>
          </table:table-cell>
          <table:table-cell table:style-name="ce15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8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49" table:formula="of:=AND(ISBLANK([.$E8]);NOT(ISBLANK([.$I8])))" office:value-type="boolean" office:boolean-value="false" calcext:value-type="boolean">
            <text:p>FALSE</text:p>
          </table:table-cell>
          <table:table-cell table:style-name="ce15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8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49" table:formula="of:=AND(ISBLANK([.$E10]);NOT(ISBLANK([.$I10])))" office:value-type="boolean" office:boolean-value="false" calcext:value-type="boolean">
            <text:p>FALSE</text:p>
          </table:table-cell>
          <table:table-cell table:style-name="ce15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8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49" table:formula="of:=AND(ISBLANK([.$E11]);NOT(ISBLANK([.$I11])))" office:value-type="boolean" office:boolean-value="false" calcext:value-type="boolean">
            <text:p>FALSE</text:p>
          </table:table-cell>
          <table:table-cell table:style-name="ce15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8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49" table:formula="of:=AND(ISBLANK([.$E14]);NOT(ISBLANK([.$I14])))" office:value-type="boolean" office:boolean-value="false" calcext:value-type="boolean">
            <text:p>FALSE</text:p>
          </table:table-cell>
          <table:table-cell table:style-name="ce15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8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49" table:formula="of:=AND(ISBLANK([.$E15]);NOT(ISBLANK([.$I15])))" office:value-type="boolean" office:boolean-value="false" calcext:value-type="boolean">
            <text:p>FALSE</text:p>
          </table:table-cell>
          <table:table-cell table:style-name="ce15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8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49" table:formula="of:=AND(ISBLANK([.$E17]);NOT(ISBLANK([.$I17])))" office:value-type="boolean" office:boolean-value="false" calcext:value-type="boolean">
            <text:p>FALSE</text:p>
          </table:table-cell>
          <table:table-cell table:style-name="ce15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8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49" table:formula="of:=AND(ISBLANK([.$E19]);NOT(ISBLANK([.$I19])))" office:value-type="boolean" office:boolean-value="false" calcext:value-type="boolean">
            <text:p>FALSE</text:p>
          </table:table-cell>
          <table:table-cell table:style-name="ce15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8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49" table:formula="of:=AND(ISBLANK([.$E21]);NOT(ISBLANK([.$I21])))" office:value-type="boolean" office:boolean-value="false" calcext:value-type="boolean">
            <text:p>FALSE</text:p>
          </table:table-cell>
          <table:table-cell table:style-name="ce15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8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49" table:formula="of:=AND(ISBLANK([.$E22]);NOT(ISBLANK([.$I22])))" office:value-type="boolean" office:boolean-value="false" calcext:value-type="boolean">
            <text:p>FALSE</text:p>
          </table:table-cell>
          <table:table-cell table:style-name="ce15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5"/>
          <table:table-cell table:style-name="ce146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8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49" table:formula="of:=AND(ISBLANK([.$E26]);NOT(ISBLANK([.$I26])))" office:value-type="boolean" office:boolean-value="false" calcext:value-type="boolean">
            <text:p>FALSE</text:p>
          </table:table-cell>
          <table:table-cell table:style-name="ce150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0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0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0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5"/>
          <table:table-cell table:style-name="ce146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8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49" table:formula="of:=AND(ISBLANK([.$E28]);NOT(ISBLANK([.$I28])))" office:value-type="boolean" office:boolean-value="false" calcext:value-type="boolean">
            <text:p>FALSE</text:p>
          </table:table-cell>
          <table:table-cell table:style-name="ce150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0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0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0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8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49" table:formula="of:=AND(ISBLANK([.$E34]);NOT(ISBLANK([.$I34])))" office:value-type="boolean" office:boolean-value="false" calcext:value-type="boolean">
            <text:p>FALSE</text:p>
          </table:table-cell>
          <table:table-cell table:style-name="ce150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0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0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0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8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49" table:formula="of:=AND(ISBLANK([.$E35]);NOT(ISBLANK([.$I35])))" office:value-type="boolean" office:boolean-value="false" calcext:value-type="boolean">
            <text:p>FALSE</text:p>
          </table:table-cell>
          <table:table-cell table:style-name="ce150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0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0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0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8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49" table:formula="of:=AND(ISBLANK([.$E36]);NOT(ISBLANK([.$I36])))" office:value-type="boolean" office:boolean-value="false" calcext:value-type="boolean">
            <text:p>FALSE</text:p>
          </table:table-cell>
          <table:table-cell table:style-name="ce150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0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0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0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6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8"/>
          <table:table-cell table:style-name="ce149"/>
          <table:table-cell table:style-name="ce150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5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7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8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49" table:formula="of:=AND(ISBLANK([.$E52]);NOT(ISBLANK([.$I52])))" office:value-type="boolean" office:boolean-value="true" calcext:value-type="boolean">
            <text:p>TRUE</text:p>
          </table:table-cell>
          <table:table-cell table:style-name="ce150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0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0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0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2:07:51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3T14:30:49.563000000</dc:date>
    <meta:editing-duration>P7DT1H7M15S</meta:editing-duration>
    <meta:editing-cycles>778</meta:editing-cycles>
    <meta:document-statistic meta:table-count="7" meta:cell-count="2177" meta:object-count="0"/>
  </office:meta>
</office:document-meta>
</file>